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8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9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0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1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2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13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14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15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16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17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18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19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officeooo:rsid="00197404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97404" style:font-style-asian="normal" style:font-weight-asian="normal" style:font-style-complex="normal" style:font-weight-complex="normal"/>
    </style:style>
    <style:style style:name="T26" style:family="text">
      <style:text-properties style:font-name="Arial2"/>
    </style:style>
    <style:style style:name="T27" style:family="text">
      <style:text-properties style:font-name="Arial2" officeooo:rsid="001cd5ad"/>
    </style:style>
    <style:style style:name="T28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30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31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32" style:family="text">
      <style:text-properties style:font-name="Arial2" fo:font-style="italic" style:font-style-asian="italic" style:font-style-complex="italic"/>
    </style:style>
    <style:style style:name="T33" style:family="text">
      <style:text-properties style:font-name="Arial2" officeooo:rsid="001e710f"/>
    </style:style>
    <style:style style:name="T34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35" style:family="text">
      <style:text-properties officeooo:rsid="001a9521"/>
    </style:style>
    <style:style style:name="T36" style:family="text">
      <style:text-properties fo:font-weight="normal" officeooo:rsid="001a9521" style:font-weight-asian="normal" style:font-weight-complex="normal"/>
    </style:style>
    <style:style style:name="T37" style:family="text">
      <style:text-properties fo:font-weight="normal" officeooo:rsid="001e710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8"><text:span text:style-name="T1">Fire spells:</text:span><text:span text:style-name="T1"/></text:p>
      <text:p text:style-name="P9" loext:marker-style-name="T8"><text:span text:style-name="T8">Fireball (</text:span><text:span text:style-name="T2">Arcane</text:span><text:span text:style-name="T8">):</text:span></text:p>
      <text:p text:style-name="P9" loext:marker-style-name="T8"><text:span text:style-name="T8">Lvl1: Deals X fire damage</text:span><text:span text:style-name="T8"/></text:p>
      <text:p text:style-name="P9" loext:marker-style-name="T8"><text:span text:style-name="T8">Lvl2: Deals X fire damage</text:span><text:span text:style-name="T8"/></text:p>
      <text:p text:style-name="P9" loext:marker-style-name="T8"><text:span text:style-name="T8">Lvl3: Deals X fire damage, 30% chance to deal 10% of damage to all other body parts</text:span><text:span text:style-name="T8"/></text:p>
      <text:p text:style-name="P9" loext:marker-style-name="T8"><text:span text:style-name="T8">Lvl4: Deals X fire damage, 40% chance to deal 10% of damage to all other body parts</text:span><text:span text:style-name="T8"/></text:p>
      <text:p text:style-name="P9" loext:marker-style-name="T8"><text:span text:style-name="T8">Lvl5: Deals X fire damage, 50% chance to deal 10% of damage to all other body parts</text:span><text:span text:style-name="T8"/></text:p>
      <text:p text:style-name="P17" loext:marker-style-name="T8"/>
      <text:p text:style-name="P9" loext:marker-style-name="T8"><text:span text:style-name="T8">Fissure (</text:span><text:span text:style-name="T2">Nature):</text:span></text:p>
      <text:p text:style-name="P9" loext:marker-style-name="T8"><text:span text:style-name="T8">Lvl1: Deal X fire damage to all body parts</text:span><text:span text:style-name="T8"/></text:p>
      <text:p text:style-name="P9" loext:marker-style-name="T8"><text:span text:style-name="T8">Lvl2: Deal X fire damage to all body parts</text:span><text:span text:style-name="T8"/></text:p>
      <text:p text:style-name="P9" loext:marker-style-name="T8"><text:span text:style-name="T8">Lvl3: Deal X fire damage to all body parts, 20% chance to burn</text:span><text:span text:style-name="T8"/></text:p>
      <text:p text:style-name="P9" loext:marker-style-name="T8"><text:span text:style-name="T8">Lvl4: Deal X fire damage to all body parts, 30% chance to burn</text:span><text:span text:style-name="T8"/></text:p>
      <text:p text:style-name="P9" loext:marker-style-name="T8"><text:span text:style-name="T8">Lvl5: Deal X fire damage to all body parts, 40% chance to burn</text:span><text:span text:style-name="T8"/></text:p>
      <text:p text:style-name="P17" loext:marker-style-name="T8"/>
      <text:p text:style-name="P9" loext:marker-style-name="T8"><text:span text:style-name="T8">Holy fire </text:span><text:span text:style-name="T2">(divine)</text:span><text:span text:style-name="T8">:</text:span></text:p>
      <text:p text:style-name="P9" loext:marker-style-name="T8"><text:span text:style-name="T8">Lvl1: Deal X fire damage, removes afflictions, dealing 10% extra for each one</text:span><text:span text:style-name="T8"/></text:p>
      <text:p text:style-name="P9" loext:marker-style-name="T8"><text:span text:style-name="T8">Lvl2: Deal X fire damage, removes afflictions, dealing 12% extra for each one</text:span><text:span text:style-name="T8"/></text:p>
      <text:p text:style-name="P9" loext:marker-style-name="T8"><text:span text:style-name="T8">Lvl3: Deal X fire damage, removes afflictions, dealing 15% extra for each one</text:span><text:span text:style-name="T8"/></text:p>
      <text:p text:style-name="P9" loext:marker-style-name="T8"><text:span text:style-name="T8">Lvl4: Deal X fire damage, removes afflictions, dealing 18% extra for each one</text:span><text:span text:style-name="T8"/></text:p>
      <text:p text:style-name="P9" loext:marker-style-name="T8"><text:span text:style-name="T8">Lvl5: Deal X fire damage, removes afflictions, dealing 20% extra for each one</text:span><text:span text:style-name="T8"/></text:p>
      <text:p text:style-name="P17" loext:marker-style-name="T8"/>
      <text:p text:style-name="P17" loext:marker-style-name="T8"/>
      <text:p text:style-name="P9" loext:marker-style-name="T2"><text:span text:style-name="T8">Boil Blood (</text:span><text:span text:style-name="T2">demonic)</text:span></text:p>
      <text:p text:style-name="P9" loext:marker-style-name="T8"><text:span text:style-name="T8">Lvl1: Deal X fire damage, 10% extra for each wounded body part on target</text:span><text:span text:style-name="T8"/></text:p>
      <text:p text:style-name="P9" loext:marker-style-name="T8"><text:span text:style-name="T8">Lvl2: Deal X fire damage, 10% extra for each wounded body part on target</text:span><text:span text:style-name="T8"/></text:p>
      <text:p text:style-name="P9" loext:marker-style-name="T8"><text:span text:style-name="T8">Lvl3: Deal X fire damage, 15% extra for each wounded body part on target</text:span><text:span text:style-name="T8"/></text:p>
      <text:p text:style-name="P9" loext:marker-style-name="T8"><text:span text:style-name="T8">Lvl4: Deal X fire damage, 20% extra for each wounded body part on target</text:span><text:span text:style-name="T8"/></text:p>
      <text:p text:style-name="P9" loext:marker-style-name="T8"><text:span text:style-name="T8">Lvl5: Deal X fire damage, 25% extra for each wounded body part on target</text:span><text:span text:style-name="T8"/></text:p>
      <text:p text:style-name="P17" loext:marker-style-name="T8"/>
      <text:p text:style-name="P17" loext:marker-style-name="T8"/>
      <text:p text:style-name="P9" loext:marker-style-name="T2"><text:span text:style-name="T8">Blackfire (</text:span><text:span text:style-name="T2">Eldritch)</text:span></text:p>
      <text:p text:style-name="P9" loext:marker-style-name="T8"><text:span text:style-name="T8">Lvl1: Deal X fire damage, has a 30% to chill</text:span><text:span text:style-name="T8"/></text:p>
      <text:p text:style-name="P9" loext:marker-style-name="T8"><text:span text:style-name="T8">Lvl2: Deal X fire damage, has a 40% to chill</text:span><text:span text:style-name="T8"/></text:p>
      <text:p text:style-name="P9" loext:marker-style-name="T8"><text:span text:style-name="T8">Lvl3: Deal X fire damage, has a 50% to chill and a 10% to curse</text:span><text:span text:style-name="T8"/></text:p>
      <text:p text:style-name="P9" loext:marker-style-name="T8"><text:span text:style-name="T8">Lvl4: Deal X fire damage, has a 50% to chill and a 20% to curse</text:span><text:span text:style-name="T8"/></text:p>
      <text:p text:style-name="P9" loext:marker-style-name="T8"><text:span text:style-name="T8">Lvl5: Deal X fire damage, has a 50% to chill and a 30% to curse</text:span><text:span text:style-name="T8"/></text:p>
      <text:p text:style-name="P17" loext:marker-style-name="T8"/>
      <text:p text:style-name="P17" loext:marker-style-name="T8"/>
      <text:p text:style-name="P9" loext:marker-style-name="T8"><text:span text:style-name="T1">Fire Rituals</text:span><text:span text:style-name="T8">:<text:line-break/><text:line-break/>Create Bonfire (</text:span><text:span text:style-name="T2">nature)</text:span><text:span text:style-name="T8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</text:span><text:soft-page-break/><text:span text:style-name="T8"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8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8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8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9" loext:marker-style-name="T8"><text:span text:style-name="T8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8"/></text:p>
      <text:p text:style-name="P9" loext:marker-style-name="T8"><text:span text:style-name="T8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8"/></text:p>
      <text:p text:style-name="P9" loext:marker-style-name="T8"><text:span text:style-name="T8"><text:line-break/>Molten Aegis (</text:span><text:span text:style-name="T2">arcane)</text:span><text:span text:style-name="T8">:<text:line-break/></text:span><text:soft-page-break/><text:span text:style-name="T8"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8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18" loext:marker-style-name="T8">Hellish Might (<text:span text:style-name="T20">infernal)<text:line-break/></text:span><text:span text:style-name="T22">Lvl1: Does nothing. Misshap: Permanently reduce one random stat.</text:span></text:p>
      <text:p text:style-name="P18" loext:marker-style-name="T8"><text:span text:style-name="T22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9" loext:marker-style-name="T8"><text:span text:style-name="T1"/></text:p>
      <text:p text:style-name="P9" loext:marker-style-name="T8"><text:span text:style-name="T1"/></text:p>
      <text:p text:style-name="P9" loext:marker-style-name="T8"><text:span text:style-name="T1">Cold spells</text:span><text:span text:style-name="T8">:<text:line-break/><text:line-break/>Freezing Ray (</text:span><text:span text:style-name="T2">Arcane</text:span><text:span text:style-name="T8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17" loext:marker-style-name="T8"/>
      <text:p text:style-name="P9" loext:marker-style-name="T8"><text:span text:style-name="T8">Cold Wave (</text:span><text:span text:style-name="T2">Nature):<text:line-break/></text:span><text:span text:style-name="T8">Lvl1: Deal X frost damage to all body parts<text:line-break/>Lvl2: Deal X frost damage to all body parts</text:span></text:p>
      <text:p text:style-name="P9" loext:marker-style-name="T8"><text:span text:style-name="T8">Lvl3: Deal X frost damage to all body parts, 30% chance to chill</text:span><text:span text:style-name="T8"/></text:p>
      <text:p text:style-name="P9" loext:marker-style-name="T8"><text:span text:style-name="T8">Lvl4: Deal X frost damage to all body parts, 40% chance to chill</text:span><text:span text:style-name="T8"/></text:p>
      <text:p text:style-name="P9" loext:marker-style-name="T8"><text:span text:style-name="T8">Lvl5: Deal X frost damage to all body parts, 50% chance to chill<text:line-break/></text:span><text:soft-page-break/><text:span text:style-name="T8"><text:line-break/>Frost Breath (</text:span><text:span text:style-name="T2">Divine):<text:line-break/></text:span><text:span text:style-name="T8">Lvl1: Chill enemy, deal X frost damage<text:line-break/>Lvl2: Chill enemy, deal X frost damage<text:line-break/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17" loext:marker-style-name="T8"/>
      <text:p text:style-name="P9" loext:marker-style-name="T8"><text:span text:style-name="T8">Chant of Caina (</text:span><text:span text:style-name="T2">Infernal):<text:line-break/></text:span><text:span text:style-name="T8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17" loext:marker-style-name="T8"/>
      <text:p text:style-name="P9" loext:marker-style-name="T8"><text:span text:style-name="T8">Drain Body Heat (</text:span><text:span text:style-name="T2">Eldritch):<text:line-break/></text:span><text:span text:style-name="T8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missing</text:span></text:p>
      <text:p text:style-name="P17" loext:marker-style-name="T8"/>
      <text:p text:style-name="P17" loext:marker-style-name="T8"/>
      <text:p text:style-name="P9" loext:marker-style-name="T8"><text:span text:style-name="T1">Cold rituals</text:span><text:span text:style-name="T8">:</text:span></text:p>
      <text:p text:style-name="P17" loext:marker-style-name="T8"/>
      <text:p text:style-name="P17" loext:marker-style-name="T8"/>
      <text:p text:style-name="P9" loext:marker-style-name="T2"><text:span text:style-name="T8">Snowy Mist (</text:span><text:span text:style-name="T2">Nature)</text:span></text:p>
      <text:p text:style-name="P9" loext:marker-style-name="T8"><text:span text:style-name="T8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8"/></text:p>
      <text:p text:style-name="P9" loext:marker-style-name="T8"><text:span text:style-name="T8">Lvl5: Conceals your camp, reducing chance of ambushes. Lasts 10 hours Misshap: Call enemy to your location<text:line-break/><text:line-break/>Black Ice (</text:span><text:span text:style-name="T2">arcane)<text:line-break/></text:span><text:span text:style-name="T8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</text:span><text:soft-page-break/><text:span text:style-name="T8">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9" loext:marker-style-name="T8"><text:span text:style-name="T8">Aura of Rime (</text:span><text:span text:style-name="T2">Divine)<text:line-break/></text:span><text:span text:style-name="T8">Lvl1: At the end of your turn, deal X frost damage to enemies. Only one aura can be active at a time. Lasts until next rest. Mishap: Take cold damage</text:span></text:p>
      <text:p text:style-name="P9" loext:marker-style-name="T8"><text:span text:style-name="T8">Lvl2: At the end of your turn, deal X frost damage to enemies. Only one aura can be active at a time. Lasts until next rest. Mishap: Take cold damage</text:span><text:span text:style-name="T8"/></text:p>
      <text:p text:style-name="P9" loext:marker-style-name="T8"><text:span text:style-name="T8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8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8">Lvl5: At the end of your turn, deal X frost damage to enemies with a 50% chance to chill. Only one aura can be active at a time. Lasts until next rest. Mishap: Take cold damage</text:span></text:p>
      <text:p text:style-name="P17" loext:marker-style-name="T8"/>
      <text:p text:style-name="P9" loext:marker-style-name="T8"><text:span text:style-name="T8">Glacial Glyph (</text:span><text:span text:style-name="T2">arcane)<text:line-break/></text:span><text:span text:style-name="T8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9" loext:marker-style-name="T8"><text:span text:style-name="T8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8"/></text:p>
      <text:p text:style-name="P17" loext:marker-style-name="T8"/>
      <text:p text:style-name="P9" loext:marker-style-name="T8"><text:span text:style-name="T8">Polar Aegis (</text:span><text:span text:style-name="T2">arcane</text:span><text:span text:style-name="T8">)</text:span></text:p>
      <text:p text:style-name="P9" loext:marker-style-name="T8"><text:span text:style-name="T8">Lvl1: Cover yourself with a layer of frost that has X hit points. 50% of all damage taken is absorbed by Polar Aegis instead . Only one aegis can be active at a time. Lasts until the next rest. Mishap: Reduce cold resistance</text:span><text:span text:style-name="T8"/></text:p>
      <text:p text:style-name="P9" loext:marker-style-name="T8"><text:span text:style-name="T8">Lvl2: Cover yourself with a layer of frost that has X hit points. 50% of all damage taken is absorbed by Polar Aegis instead . Only one aegis can be active at a time. Lasts until the next rest. Mishap: Reduce cold resistance</text:span><text:span text:style-name="T8"/></text:p>
      <text:p text:style-name="P9" loext:marker-style-name="T8"><text:span text:style-name="T8">Lvl3: Cover yourself with a layer of frost that has X hit points. 55% of all damage taken is absorbed by Polar Aegis instead . Only one aegis can be active at a time. Lasts until the next rest. Mishap: Reduce cold resistance</text:span><text:span text:style-name="T8"/></text:p>
      <text:p text:style-name="P9" loext:marker-style-name="T8"><text:span text:style-name="T8">Lvl4: Cover yourself with a layer of frost that has X hit points. 60% of all damage taken is absorbed by Polar Aegis instead . Only one aegis can be active at a time. Lasts until the next rest. Mishap: Reduce cold resistance</text:span><text:span text:style-name="T8"/></text:p>
      <text:p text:style-name="P9" loext:marker-style-name="T8"><text:span text:style-name="T8">Lvl5: Cover yourself with a layer of frost that has X hit points. 65% of all damage taken is absorbed by Polar Aegis instead . Only one aegis can be active at a time. Lasts until the next rest. Mishap: Reduce cold resistance</text:span><text:span text:style-name="T8"/></text:p>
      <text:p text:style-name="P17" loext:marker-style-name="T8"><text:soft-page-break/></text:p>
      <text:p text:style-name="P9" loext:marker-style-name="T8"><text:span text:style-name="T8">Mi-go Form </text:span><text:span text:style-name="T2">(switches body parts to a new set) (eldritch)</text:span><text:span text:style-name="T8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18" loext:marker-style-name="T8">Abyssal Cunning (<text:span text:style-name="T20">infernal)<text:line-break/></text:span><text:span text:style-name="T22">Lvl1: Does nothing. Misshap: Permanently reduce one random stat.</text:span></text:p>
      <text:p text:style-name="P18" loext:marker-style-name="T8"><text:span text:style-name="T22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10" loext:marker-style-name="T8"><text:span text:style-name="T1"/></text:p>
      <text:p text:style-name="P17" loext:marker-style-name="T8"/>
      <text:p text:style-name="P9" loext:marker-style-name="T2"><text:span text:style-name="T1">Lightning spells:<text:line-break/><text:line-break/></text:span><text:span text:style-name="T8">Arcing Bolt (</text:span><text:span text:style-name="T2">arcane)</text:span></text:p>
      <text:p text:style-name="P9" loext:marker-style-name="T8"><text:span text:style-name="T8">Lvl1: Deal X lightning damage<text:line-break/>Lvl2: Deal X lightning damage</text:span><text:span text:style-name="T8"/></text:p>
      <text:p text:style-name="P9" loext:marker-style-name="T8"><text:span text:style-name="T8">Lvl3: Deal X lightning damage, 15% chance to repeat on another body part for 50% damage</text:span><text:span text:style-name="T8"/></text:p>
      <text:p text:style-name="P9" loext:marker-style-name="T8"><text:span text:style-name="T8">Lvl4: Deal X lightning damage, 20% chance to repeat on another body part for 50% damage</text:span><text:span text:style-name="T8"/></text:p>
      <text:p text:style-name="P9" loext:marker-style-name="T8"><text:span text:style-name="T8">Lvl5: Deal X lightning damage, 25% chance to repeat on another body part for 50% </text:span><text:span text:style-name="T8"/></text:p>
      <text:p text:style-name="P9" loext:marker-style-name="T8"><text:span text:style-name="T8">damage</text:span><text:span text:style-name="T8"/></text:p>
      <text:p text:style-name="P17" loext:marker-style-name="T8"/>
      <text:p text:style-name="P9" loext:marker-style-name="T2"><text:span text:style-name="T8">Lightning Strike (</text:span><text:span text:style-name="T2">nature)</text:span></text:p>
      <text:p text:style-name="P9" loext:marker-style-name="T8"><text:span text:style-name="T8">Lvl1: Deal X lightning damage to all body parts, 5% chance to stun<text:line-break/>Lvl2: Deal X lightning damage to all body parts, 5% chance to stun</text:span><text:span text:style-name="T8"/></text:p>
      <text:p text:style-name="P9" loext:marker-style-name="T8"><text:span text:style-name="T8">Lvl3: Deal X lightning damage to all body parts, 6% chance to stun</text:span><text:span text:style-name="T8"/></text:p>
      <text:p text:style-name="P9" loext:marker-style-name="T8"><text:span text:style-name="T8">Lvl4: Deal X lightning damage to all body parts, 7% chance to stun</text:span><text:span text:style-name="T8"/></text:p>
      <text:p text:style-name="P9" loext:marker-style-name="T1"><text:span text:style-name="T8">Lvl5: Deal X lightning damage to all body parts, 8% chance to stun</text:span><text:span text:style-name="T1"/></text:p>
      <text:p text:style-name="P19" loext:marker-style-name="T1"/>
      <text:p text:style-name="P9" loext:marker-style-name="T2"><text:span text:style-name="T8">Sky Spear (</text:span><text:span text:style-name="T2">divine)</text:span></text:p>
      <text:p text:style-name="P9" loext:marker-style-name="T8"><text:span text:style-name="T8">Lvl1: Deal X lightning damage, 20% extra per every cast in a row<text:line-break/>Lvl2: Deal X lightning damage, 20% extra per every cast in a row</text:span><text:span text:style-name="T8"/></text:p>
      <text:p text:style-name="P9" loext:marker-style-name="T8"><text:span text:style-name="T8">Lvl3: Deal X lightning damage, 25% extra per every cast in a row</text:span><text:span text:style-name="T8"/></text:p>
      <text:p text:style-name="P9" loext:marker-style-name="T8"><text:span text:style-name="T8">Lvl4: Deal X lightning damage, 30% extra per every cast in a row</text:span><text:span text:style-name="T8"/></text:p>
      <text:p text:style-name="P9" loext:marker-style-name="T1"><text:span text:style-name="T8">Lvl5: Deal X lightning damage, 35% extra per every cast in a row</text:span><text:span text:style-name="T1"/></text:p>
      <text:p text:style-name="P19" loext:marker-style-name="T1"/>
      <text:p text:style-name="P9" loext:marker-style-name="T2"><text:span text:style-name="T8">Red Lightning (</text:span><text:span text:style-name="T2">infernal)</text:span></text:p>
      <text:p text:style-name="P9" loext:marker-style-name="T8"><text:span text:style-name="T8">Lvl1: Deal X lightning damage, 33% chance to burn<text:line-break/>Lvl2: Deal X lightning damage, 33% chance to burn</text:span><text:span text:style-name="T8"/></text:p>
      <text:p text:style-name="P9" loext:marker-style-name="T8"><text:span text:style-name="T8">Lvl3: Deal X lightning damage, 45% chance to burn</text:span><text:span text:style-name="T8"/></text:p>
      <text:p text:style-name="P9" loext:marker-style-name="T8"><text:span text:style-name="T8">Lvl4: Deal X lightning damage, 57% chance to burn</text:span><text:span text:style-name="T8"/></text:p>
      <text:p text:style-name="P9" loext:marker-style-name="T8"><text:span text:style-name="T8">Lvl5: Deal X lightning damage, 70% chance to burn</text:span><text:span text:style-name="T8"/></text:p>
      <text:p text:style-name="P17" loext:marker-style-name="T8"><text:soft-page-break/></text:p>
      <text:p text:style-name="P9" loext:marker-style-name="T2"><text:span text:style-name="T8">Ball Lightning (</text:span><text:span text:style-name="T2">eldritch)</text:span></text:p>
      <text:p text:style-name="P9" loext:marker-style-name="T8"><text:span text:style-name="T8">Lvl1: Deal X lightning damage, 10% chance to overcharge<text:line-break/>Lvl2: Deal X lightning damage, 10% chance to overcharge</text:span><text:span text:style-name="T8"/></text:p>
      <text:p text:style-name="P9" loext:marker-style-name="T8"><text:span text:style-name="T8">Lvl3: Deal X lightning damage, 15% chance to overcharge</text:span><text:span text:style-name="T8"/></text:p>
      <text:p text:style-name="P9" loext:marker-style-name="T8"><text:span text:style-name="T8">Lvl4: Deal X lightning damage, 20% chance to overcharge</text:span><text:span text:style-name="T8"/></text:p>
      <text:p text:style-name="P9" loext:marker-style-name="T8"><text:span text:style-name="T8">Lvl5: Deal X lightning damage, 25% chance to overcharge</text:span><text:span text:style-name="T8"/></text:p>
      <text:p text:style-name="P17" loext:marker-style-name="T8"/>
      <text:p text:style-name="P9" loext:marker-style-name="T1"><text:span text:style-name="T1">Lightning Rituals:</text:span><text:span text:style-name="T1"/></text:p>
      <text:p text:style-name="P19" loext:marker-style-name="T1"/>
      <text:p text:style-name="P9" loext:marker-style-name="T2"><text:span text:style-name="T8">Storm Cloud (</text:span><text:span text:style-name="T2">Nature)</text:span></text:p>
      <text:p text:style-name="P9" loext:marker-style-name="T8"><text:span text:style-name="T8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8"/></text:p>
      <text:p text:style-name="P9" loext:marker-style-name="T8"><text:span text:style-name="T8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8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9" loext:marker-style-name="T8"><text:span text:style-name="T8">Aura of Conductivity (</text:span><text:span text:style-name="T2">Divine)<text:line-break/></text:span><text:span text:style-name="T8">Lvl1: At the end of your turn, deal X lightning damage to enemies. Only one aura can be active at a time. Lasts until next rest. Mishap: Take lightning damage</text:span></text:p>
      <text:p text:style-name="P9" loext:marker-style-name="T8"><text:span text:style-name="T8">Lvl2: At the end of your turn, deal X lightning damage to enemies. Only one aura can be active at a time. Lasts until next rest. Mishap: Take lightning damage</text:span><text:span text:style-name="T8"/></text:p>
      <text:p text:style-name="P9" loext:marker-style-name="T8"><text:span text:style-name="T8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8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8">Lvl5: At the end of your turn, deal X lightning damage to enemies with a 25% chance to overcharge. Only one aura can be active at a time. Lasts until next rest. Mishap: Take lightning damage</text:span></text:p>
      <text:p text:style-name="P17" loext:marker-style-name="T8"/>
      <text:p text:style-name="P9" loext:marker-style-name="T8"><text:span text:style-name="T8">Voltaxic Glyph (</text:span><text:span text:style-name="T2">arcane)<text:line-break/></text:span><text:span text:style-name="T8">Lvl1: Inscribe a weapon with lightning magic, causing your attacks and skills with it to deal an additional 10% damage as lightning and granting it +10% crit damage. Only one glyph can be active </text:span><text:soft-page-break/><text:span text:style-name="T8">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9" loext:marker-style-name="T8"><text:span text:style-name="T8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8"/></text:p>
      <text:p text:style-name="P17" loext:marker-style-name="T8"/>
      <text:p text:style-name="P9" loext:marker-style-name="T8"><text:span text:style-name="T8">Storm Aegis (</text:span><text:span text:style-name="T2">arcane</text:span><text:span text:style-name="T8">)</text:span></text:p>
      <text:p text:style-name="P9" loext:marker-style-name="T8"><text:span text:style-name="T8">Lvl1: Cover yourself with crackling lightning, granting you X lightning thorns. Only one aegis can be active at a time. Lasts until the next rest. Mishap: Reduce lightning resistance</text:span><text:span text:style-name="T8"/></text:p>
      <text:p text:style-name="P9" loext:marker-style-name="T8"><text:span text:style-name="T8">Lvl2: Cover yourself with crackling lightning, granting you X lightning thorns. Only one aegis can be active at a time. Lasts until the next rest. Mishap: Reduce lightning resistance</text:span><text:span text:style-name="T8"/></text:p>
      <text:p text:style-name="P9" loext:marker-style-name="T8"><text:span text:style-name="T8">Lvl3: Cover yourself with crackling lightning, granting you X lightning thorns, with a 5% chance to paralyze the attacking limb. Only one aegis can be active at a time. Lasts until the next rest. Mishap: Reduce lightning resistance</text:span><text:span text:style-name="T8"/></text:p>
      <text:p text:style-name="P9" loext:marker-style-name="T8"><text:span text:style-name="T8">Lvl4: Cover yourself with crackling lightning, granting you X lightning thorns, with a 8% chance to paralyze the attacking limb. Only one aegis can be active at a time. Lasts until the next rest. Mishap: Reduce lightning resistance</text:span><text:span text:style-name="T8"/></text:p>
      <text:p text:style-name="P9" loext:marker-style-name="T8"><text:span text:style-name="T8">Lvl5: Cover yourself with crackling lightning, granting you X lightning thorns, with a 10% chance to paralyze the attacking limb. Only one aegis can be active at a time. Lasts until the next rest. Mishap: Reduce lightning resistance</text:span><text:span text:style-name="T8"/></text:p>
      <text:p text:style-name="P17" loext:marker-style-name="T8"/>
      <text:p text:style-name="P9" loext:marker-style-name="T8"><text:span text:style-name="T8">Impundulu Form </text:span><text:span text:style-name="T2">(switches body parts to a new set) (eldritch)</text:span><text:span text:style-name="T8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18" loext:marker-style-name="T8">Defy the Heavens (<text:span text:style-name="T20">infernal)<text:line-break/></text:span><text:span text:style-name="T22">Lvl1: Does nothing. Misshap: Permanently reduce one random stat.</text:span></text:p>
      <text:p text:style-name="P18" loext:marker-style-name="T8"><text:span text:style-name="T22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10" loext:marker-style-name="T8"><text:span text:style-name="T1"/></text:p>
      <text:p text:style-name="P19" loext:marker-style-name="T1"/>
      <text:p text:style-name="P9" loext:marker-style-name="T8"><text:span text:style-name="T1">Necromancy spells:</text:span><text:span text:style-name="T1"/></text:p>
      <text:p text:style-name="P17" loext:marker-style-name="T8"/>
      <text:p text:style-name="P9" loext:marker-style-name="T8"><text:soft-page-break/><text:span text:style-name="T8">Bone Knife (</text:span><text:span text:style-name="T2">arcane)</text:span></text:p>
      <text:p text:style-name="P9" loext:marker-style-name="T8"><text:span text:style-name="T8">Lvl1: Deal X damage<text:line-break/>Lvl2: Deal X damage</text:span><text:span text:style-name="T8"/></text:p>
      <text:p text:style-name="P9" loext:marker-style-name="T8"><text:span text:style-name="T8">Lvl3: Deal X damage, 20% chance to bleed for 12% of damage over 3 turns</text:span><text:span text:style-name="T8"/></text:p>
      <text:p text:style-name="P9" loext:marker-style-name="T8"><text:span text:style-name="T8">Lvl4: Deal X damage, 30% chance to bleed for 12% of damage over 3 turns</text:span><text:span text:style-name="T8"/></text:p>
      <text:p text:style-name="P9" loext:marker-style-name="T8"><text:span text:style-name="T8">Lvl5: Deal X damage, 40% chance to bleed for 12% of damage over 3 turns</text:span><text:span text:style-name="T8"/></text:p>
      <text:p text:style-name="P17" loext:marker-style-name="T8"/>
      <text:p text:style-name="P9" loext:marker-style-name="T8"><text:span text:style-name="T8">Drain Blood (</text:span><text:span text:style-name="T2">Infernal)</text:span></text:p>
      <text:p text:style-name="P9" loext:marker-style-name="T8"><text:span text:style-name="T8">Lvl1: Deal X damage and recover 10% of damage dealt as endurance<text:line-break/>Lvl2: Deal X damage and recover 10% of damage dealt as endurance</text:span><text:span text:style-name="T8"/></text:p>
      <text:p text:style-name="P9" loext:marker-style-name="T8"><text:span text:style-name="T8">Lvl3: Deal X damage and recover 15% of damage dealt as endurance</text:span><text:span text:style-name="T8"/></text:p>
      <text:p text:style-name="P9" loext:marker-style-name="T8"><text:span text:style-name="T8">Lvl4: Deal X damage and recover 20% of damage dealt as endurance</text:span><text:span text:style-name="T8"/></text:p>
      <text:p text:style-name="P9" loext:marker-style-name="T8"><text:span text:style-name="T8">Lvl5: Deal X damage and recover 25% of damage dealt as endurance</text:span><text:span text:style-name="T8"/></text:p>
      <text:p text:style-name="P17" loext:marker-style-name="T8"/>
      <text:p text:style-name="P9" loext:marker-style-name="T1"><text:span text:style-name="T8">Ghostly Touch (</text:span><text:span text:style-name="T2">eldritch)</text:span></text:p>
      <text:p text:style-name="P9" loext:marker-style-name="T8"><text:span text:style-name="T8">Lvl1: Deal X magic damage with 10% to curse<text:line-break/>Lvl2: Deal X magic damage with 10% to curse</text:span><text:span text:style-name="T8"/></text:p>
      <text:p text:style-name="P9" loext:marker-style-name="T8"><text:span text:style-name="T8">Lvl3: Deal X magic damage with 15% to curse</text:span><text:span text:style-name="T8"/></text:p>
      <text:p text:style-name="P9" loext:marker-style-name="T8"><text:span text:style-name="T8">Lvl4: Deal X magic damage with 20% to curse</text:span><text:span text:style-name="T8"/></text:p>
      <text:p text:style-name="P9" loext:marker-style-name="T8"><text:span text:style-name="T8">Lvl5: Deal X magic damage with 25% to curse</text:span><text:span text:style-name="T8"/></text:p>
      <text:p text:style-name="P19" loext:marker-style-name="T1"/>
      <text:p text:style-name="P9" loext:marker-style-name="T1"><text:span text:style-name="T1">Necromancy rituals:</text:span><text:span text:style-name="T1"/></text:p>
      <text:p text:style-name="P19" loext:marker-style-name="T1"/>
      <text:p text:style-name="P9" loext:marker-style-name="T1"><text:span text:style-name="T8">Unhallowed Ground (</text:span><text:span text:style-name="T2">Infernal</text:span><text:span text:style-name="T8">)</text:span></text:p>
      <text:p text:style-name="P9" loext:marker-style-name="T8"><text:span text:style-name="T8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8"/></text:p>
      <text:p text:style-name="P9" loext:marker-style-name="T1"><text:span text:style-name="T8">Lvl5: Corrupts the ground around your camp. Whenever an enemy reaches 12% or you reach 1% endurance, it dies. Misshap: Take damage<text:line-break/></text:span><text:span text:style-name="T1"/></text:p>
      <text:p text:style-name="P9" loext:marker-style-name="T2"><text:span text:style-name="T8">Bone Aegis (</text:span><text:span text:style-name="T2">arcane)</text:span></text:p>
      <text:p text:style-name="P9" loext:marker-style-name="T8"><text:span text:style-name="T8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8"/></text:p>
      <text:p text:style-name="P9" loext:marker-style-name="T8"><text:span text:style-name="T8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8"/></text:p>
      <text:p text:style-name="P9" loext:marker-style-name="T8"><text:span text:style-name="T8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8"/></text:p>
      <text:p text:style-name="P9" loext:marker-style-name="T8"><text:span text:style-name="T8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8"/></text:p>
      <text:p text:style-name="P9" loext:marker-style-name="T2"><text:span text:style-name="T8">Lvl5: Cover yourself with an armor of bone that has X hit points. 40% of all damage taken is absorbed </text:span><text:soft-page-break/><text:span text:style-name="T8">by Bone Aegis instead. Whenever you kill a creature, add 15% of its Endurance to Bone Aegis. Only one aegis can be active at a time. Lasts until the next rest. Mishap: Reduce your armor</text:span><text:span text:style-name="T2"/></text:p>
      <text:p text:style-name="P17" loext:marker-style-name="T8"/>
      <text:p text:style-name="P9" loext:marker-style-name="T8"><text:span text:style-name="T8">Zombie Ritual (</text:span><text:span text:style-name="T2">eldritch)</text:span></text:p>
      <text:p text:style-name="P9" loext:marker-style-name="T8"><text:span text:style-name="T8">Lvl1: Transform a ­­</text:span><text:span text:style-name="T2">necrotic</text:span><text:span text:style-name="T8"> limb into undead. Misshap: Destroy it instead.</text:span></text:p>
      <text:p text:style-name="P9" loext:marker-style-name="T8"><text:span text:style-name="T8">Lvl2: Transform a ­­</text:span><text:span text:style-name="T2">necrotic</text:span><text:span text:style-name="T8"> limb into undead. Misshap: Destroy it instead.</text:span></text:p>
      <text:p text:style-name="P9" loext:marker-style-name="T8"><text:span text:style-name="T8">Lvl3: Transform a ­­</text:span><text:span text:style-name="T2">necrotic</text:span><text:span text:style-name="T8"> limb into undead and restore 10% of its endurance. Misshap: Destroy it instead.</text:span></text:p>
      <text:p text:style-name="P9" loext:marker-style-name="T8"><text:span text:style-name="T8">Lvl4: Transform a ­­</text:span><text:span text:style-name="T2">necrotic</text:span><text:span text:style-name="T8"> limb into undead and restore 15% of its endurance. Misshap: Destroy it instead.</text:span></text:p>
      <text:p text:style-name="P9" loext:marker-style-name="T8"><text:span text:style-name="T8">Lvl5: Transform a ­­</text:span><text:span text:style-name="T2">necrotic</text:span><text:span text:style-name="T8"> limb into undead and restore 20% of its endurance. Misshap: Destroy it instead.</text:span></text:p>
      <text:p text:style-name="P17" loext:marker-style-name="T8"/>
      <text:p text:style-name="P9" loext:marker-style-name="T2"><text:span text:style-name="T8">Ghoul Form (</text:span><text:span text:style-name="T2">eldritch)</text:span></text:p>
      <text:p text:style-name="P9" loext:marker-style-name="T1"><text:span text:style-name="T8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18" loext:marker-style-name="T8">Flesh Growth (<text:span text:style-name="T20">infernal)<text:line-break/></text:span><text:span text:style-name="T22">Lvl1: Does nothing. Misshap: Permanently reduce maximum endurance.</text:span></text:p>
      <text:p text:style-name="P18" loext:marker-style-name="T8"><text:span text:style-name="T22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10" loext:marker-style-name="T8"><text:span text:style-name="T1"/></text:p>
      <text:p text:style-name="P3">Healing <text:span text:style-name="T35">spells</text:span>:</text:p>
      <text:p text:style-name="P5"/>
      <text:p text:style-name="P6">Cure Wounds (<text:span text:style-name="T20">divine)</text:span></text:p>
      <text:p text:style-name="P11" loext:marker-style-name="T8"><text:span text:style-name="T8">Lvl1: </text:span><text:span text:style-name="T9">Restore X endurance</text:span><text:span text:style-name="T8"><text:line-break/>Lvl2: </text:span><text:span text:style-name="T9">Restore X endurance</text:span></text:p>
      <text:p text:style-name="P11" loext:marker-style-name="T8"><text:span text:style-name="T8">Lvl3: </text:span><text:span text:style-name="T9">Restore X endurance</text:span><text:span text:style-name="T8">, </text:span><text:span text:style-name="T9">30</text:span><text:span text:style-name="T8">% </text:span><text:span text:style-name="T9">extra if under 40% endurance</text:span></text:p>
      <text:p text:style-name="P11" loext:marker-style-name="T8"><text:span text:style-name="T8">Lvl4: </text:span><text:span text:style-name="T9">Restore X endurance</text:span><text:span text:style-name="T8">, </text:span><text:span text:style-name="T9">30</text:span><text:span text:style-name="T8">% </text:span><text:span text:style-name="T9">extra if under 45% endurance</text:span></text:p>
      <text:p text:style-name="P11" loext:marker-style-name="T8"><text:span text:style-name="T8">Lvl5: </text:span><text:span text:style-name="T9">Restore X endurance</text:span><text:span text:style-name="T8">, </text:span><text:span text:style-name="T9">30</text:span><text:span text:style-name="T8">% </text:span><text:span text:style-name="T9">extra if under 50% endurance</text:span></text:p>
      <text:p text:style-name="P5"/>
      <text:p text:style-name="P6">Restoration (<text:span text:style-name="T20">divine)</text:span></text:p>
      <text:p text:style-name="P11" loext:marker-style-name="T8"><text:span text:style-name="T8">Lvl1: </text:span><text:span text:style-name="T9">Removes 1 affliction from </text:span><text:span text:style-name="T4">Bleed, Burn, Poison or Blind</text:span><text:span text:style-name="T8"><text:line-break/>Lvl2: </text:span><text:span text:style-name="T9">Removes 2 afflictions from </text:span><text:span text:style-name="T4">Bleed, Burn, Poison or Blind</text:span></text:p>
      <text:p text:style-name="P11" loext:marker-style-name="T8"><text:span text:style-name="T8">Lvl3: </text:span><text:span text:style-name="T9">Removes 3 afflictions</text:span></text:p>
      <text:p text:style-name="P11" loext:marker-style-name="T8"><text:span text:style-name="T8">Lvl4: </text:span><text:span text:style-name="T9">Removes 4 afflictions</text:span></text:p>
      <text:p text:style-name="P11" loext:marker-style-name="T8"><text:span text:style-name="T8">Lvl5: </text:span><text:span text:style-name="T9">Removes all afflictions</text:span></text:p>
      <text:p text:style-name="P5"/>
      <text:p text:style-name="P6"><text:soft-page-break/>Regrowth (<text:span text:style-name="T20">nature)<text:line-break/></text:span><text:span text:style-name="T16">Lvl1: Restore 10% of missing endurance<text:line-break/>Lvl2: Restore 12% of missing endurance</text:span></text:p>
      <text:p text:style-name="P7"><text:span text:style-name="T8">Lvl3: </text:span><text:span text:style-name="T9">Restore 14% of missing endurance plus 2% of maximum endurance</text:span></text:p>
      <text:p text:style-name="P7"><text:span text:style-name="T8">Lvl4: </text:span><text:span text:style-name="T9">Restore 16% of missing endurance plus 3% of maximum endurance</text:span></text:p>
      <text:p text:style-name="P8">Lvl5: Restore 18% of missing endurance plus 4% of maximum endurance</text:p>
      <text:p text:style-name="P1"><text:span text:style-name="T26"/></text:p>
      <text:p text:style-name="P6">Recreate Organs <text:s/>(<text:span text:style-name="T20">eldritch)<text:line-break/></text:span><text:span text:style-name="T16">Lvl1: Recover X endurance. Start bleeding for 75% of healed amount<text:line-break/>Lvl2: Recover X endurance. Start bleeding for 75% of healed amount</text:span></text:p>
      <text:p text:style-name="P7"><text:span text:style-name="T8">Lvl3: </text:span><text:span text:style-name="T9">Recover X endurance. Start bleeding for 75% of healed amount</text:span></text:p>
      <text:p text:style-name="P7"><text:span text:style-name="T8">Lvl4:</text:span><text:span text:style-name="T9"> Recover X endurance. Start bleeding for 70% of healed amount</text:span></text:p>
      <text:p text:style-name="P8">Lvl5: Recover X endurance. Start bleeding for 65% of healed amount</text:p>
      <text:p text:style-name="P2"/>
      <text:p text:style-name="P4">Healing <text:span text:style-name="T35">rituals:<text:line-break/><text:line-break/></text:span><text:span text:style-name="T23">Hallowed Ground (</text:span><text:span text:style-name="T36">divine)</text:span></text:p>
      <text:p text:style-name="P12" loext:marker-style-name="T8"><text:span text:style-name="T8">Lvl1: </text:span><text:span text:style-name="T10">Blesses</text:span><text:span text:style-name="T8"> the ground around your camp. Whenever a</text:span><text:span text:style-name="T10">n undead</text:span><text:span text:style-name="T8"> creature </text:span><text:span text:style-name="T10">enters it, it takes 15% of its max endurance as damage</text:span><text:span text:style-name="T8">. Misshap: </text:span><text:span text:style-name="T10">Summon weak undead</text:span><text:span text:style-name="T8"><text:line-break/>Lvl2: </text:span><text:span text:style-name="T10">Blesses</text:span><text:span text:style-name="T8"> the ground around your camp. Whenever a</text:span><text:span text:style-name="T10">n undead</text:span><text:span text:style-name="T8"> creature </text:span><text:span text:style-name="T10">enters it, it takes 30% of its max endurance as damage</text:span><text:span text:style-name="T8">. Misshap: </text:span><text:span text:style-name="T10">Summon weak undead</text:span><text:span text:style-name="T8"><text:line-break/>Lvl3: </text:span><text:span text:style-name="T10">Blesses</text:span><text:span text:style-name="T8"> the ground around your camp. Whenever a</text:span><text:span text:style-name="T10">n undead</text:span><text:span text:style-name="T8"> creature </text:span><text:span text:style-name="T10">enters it, it takes 45% of its max endurance as damage and is stunned</text:span><text:span text:style-name="T8">. Misshap: </text:span><text:span text:style-name="T10">Summon weak undead</text:span><text:span text:style-name="T8"><text:line-break/>Lvl4: <text:s/></text:span><text:span text:style-name="T10">Blesses</text:span><text:span text:style-name="T8"> the ground around your camp. Whenever a</text:span><text:span text:style-name="T10">n undead</text:span><text:span text:style-name="T8"> creature </text:span><text:span text:style-name="T10">enters it, it takes 60% of its max endurance as damage and is stunned</text:span><text:span text:style-name="T8">. Misshap: </text:span><text:span text:style-name="T10">Summon weak undead</text:span></text:p>
      <text:p text:style-name="P12" loext:marker-style-name="T1"><text:span text:style-name="T8">Lvl5: </text:span><text:span text:style-name="T10">Blesses</text:span><text:span text:style-name="T8"> the ground around your camp. Whenever a</text:span><text:span text:style-name="T10">n undead</text:span><text:span text:style-name="T8"> creature </text:span><text:span text:style-name="T10">enters it, it dies</text:span><text:span text:style-name="T8">. Misshap: </text:span><text:span text:style-name="T10">Summon weak undead</text:span><text:span text:style-name="T8"><text:line-break/></text:span></text:p>
      <text:p text:style-name="P20" loext:marker-style-name="T1"><text:span text:style-name="T8">Regen</text:span><text:span text:style-name="T12">e</text:span><text:span text:style-name="T8">rate (</text:span><text:span text:style-name="T3">divine)</text:span></text:p>
      <text:p text:style-name="P12" loext:marker-style-name="T8"><text:span text:style-name="T8">Lvl1: </text:span><text:span text:style-name="T10">Recover 4 endurance per hour</text:span><text:span text:style-name="T8">. </text:span><text:span text:style-name="T10">Lasts 4 hours.</text:span><text:span text:style-name="T8"> Misshap: </text:span><text:span text:style-name="T10">Worsen an afflicted limb</text:span><text:span text:style-name="T8"><text:line-break/>Lvl2: </text:span><text:span text:style-name="T10">Recover 4 endurance per hour. Lasts 6 hours. Misshap: Worsen an afflicted limb</text:span><text:span text:style-name="T8"><text:line-break/>Lvl3: </text:span><text:span text:style-name="T10">Recover 5 endurance per hour. Lasts 8 hours. Misshap: Worsen an afflicted limb</text:span><text:span text:style-name="T8"><text:line-break/>Lvl4: </text:span><text:span text:style-name="T10">Recover 6 endurance per hour. Lasts 8 hours. Misshap: Worsen an afflicted limb</text:span></text:p>
      <text:p text:style-name="P12" loext:marker-style-name="T1"><text:span text:style-name="T8">Lvl5:</text:span><text:span text:style-name="T10"> Recover 7 endurance per hour. Lasts 8 hours. Misshap: Worsen an afflicted limb</text:span></text:p>
      <text:p text:style-name="P12" loext:marker-style-name="T1"><text:span text:style-name="T10"/></text:p>
      <text:p text:style-name="P20" loext:marker-style-name="T1"><text:span text:style-name="T8">Safe Refuge (</text:span><text:span text:style-name="T3">nature)</text:span></text:p>
      <text:p text:style-name="P12" loext:marker-style-name="T8"><text:span text:style-name="T8">Lvl1: </text:span><text:span text:style-name="T10">Resting is 20% more effective.</text:span><text:span text:style-name="T8"> Misshap: </text:span><text:span text:style-name="T10">Resting is 10% less effective</text:span><text:span text:style-name="T8"><text:line-break/>Lvl2: </text:span><text:span text:style-name="T10">Resting is 25% more effective. Misshap: Resting is 10% less effective</text:span><text:span text:style-name="T8"><text:line-break/>Lvl3: </text:span><text:span text:style-name="T10">Resting is 30% more effective and body parts can’t worsen. Misshap: Resting is 10% less effective</text:span><text:span text:style-name="T8"><text:line-break/>Lvl4:</text:span><text:span text:style-name="T10"> Resting is 35% more effective and body parts can’t worsen. Misshap: Resting is 10% less effective</text:span></text:p>
      <text:p text:style-name="P12" loext:marker-style-name="T1"><text:span text:style-name="T8">Lvl5:</text:span><text:span text:style-name="T10"> Resting is 40% more effective and body parts can’t worsen. Misshap: Resting is 10% less effective</text:span></text:p>
      <text:p text:style-name="P12" loext:marker-style-name="T1"><text:span text:style-name="T10"/></text:p>
      <text:p text:style-name="P21" loext:marker-style-name="T1"><text:span text:style-name="T10">R</text:span><text:span text:style-name="T8">ecreate Limbs (</text:span><text:span text:style-name="T3">eldritch)</text:span></text:p>
      <text:p text:style-name="P13" loext:marker-style-name="T8"><text:span text:style-name="T8">Lvl1: </text:span><text:span text:style-name="T11">Nothing happens</text:span><text:span text:style-name="T10">.</text:span><text:span text:style-name="T8"> Misshap: </text:span><text:span text:style-name="T11">Recover a destroyed limb as a </text:span><text:span text:style-name="T5">misshapen one</text:span><text:span text:style-name="T8"><text:line-break/>Lvl2: </text:span><text:span text:style-name="T11">Nothing happens</text:span><text:span text:style-name="T10">. Misshap: </text:span><text:span text:style-name="T11">Recover a destroyed limb as a </text:span><text:span text:style-name="T5">misshapen one</text:span><text:span text:style-name="T8"><text:line-break/>Lvl3: </text:span><text:span text:style-name="T11">Recover a destroyed limb.</text:span><text:span text:style-name="T10"> Misshap: </text:span><text:span text:style-name="T11">Recover a destroyed limb as a </text:span><text:span text:style-name="T5">misshapen one</text:span><text:span text:style-name="T8"><text:line-break/></text:span><text:soft-page-break/><text:span text:style-name="T8">Lvl4:</text:span><text:span text:style-name="T10"> </text:span><text:span text:style-name="T11">Recover up to 2 destroyed limbs.</text:span><text:span text:style-name="T10"> Misshap: </text:span><text:span text:style-name="T11">Recover a destroyed limb as a </text:span><text:span text:style-name="T5">misshapen one</text:span></text:p>
      <text:p text:style-name="P13" loext:marker-style-name="T1"><text:span text:style-name="T10">Lvl5: </text:span><text:span text:style-name="T11">Recover all destroyed limbs.</text:span><text:span text:style-name="T10"> Misshap: </text:span><text:span text:style-name="T11">Recover a destroyed limb as a </text:span><text:span text:style-name="T5">misshapen one</text:span></text:p>
      <text:p text:style-name="P13" loext:marker-style-name="T1"><text:span text:style-name="T10"/></text:p>
      <text:p text:style-name="P22"><text:span text:style-name="T29">Psionic </text:span><text:span text:style-name="T30">spells</text:span><text:span text:style-name="T28">:</text:span><text:span text:style-name="T26"><text:line-break/></text:span></text:p>
      <text:p text:style-name="P22"><text:span text:style-name="T13">Mind Needle</text:span><text:span text:style-name="T8"> (</text:span><text:span text:style-name="T6">arcane</text:span><text:span text:style-name="T2">)</text:span></text:p>
      <text:p text:style-name="P14" loext:marker-style-name="T8"><text:span text:style-name="T8">Lvl1: </text:span><text:span text:style-name="T13">Deal X damage of the type the enemy is more vulnerable </text:span><text:span text:style-name="T8"><text:line-break/>Lvl2: </text:span><text:span text:style-name="T13">Deal X damage of the type the enemy is more vulnerable </text:span></text:p>
      <text:p text:style-name="P14" loext:marker-style-name="T8"><text:span text:style-name="T8">Lvl3: </text:span><text:span text:style-name="T13">Deal X damage of the type the enemy is more vulnerable and reduce their resistance to it by 5%</text:span></text:p>
      <text:p text:style-name="P14" loext:marker-style-name="T8"><text:span text:style-name="T8">Lvl4: </text:span><text:span text:style-name="T13">Deal X damage of the type the enemy is more vulnerable and reduce their resistance to it by 8%</text:span></text:p>
      <text:p text:style-name="P22"><text:span text:style-name="T8">Lvl5: </text:span><text:span text:style-name="T13">Deal X damage of the type the enemy is more vulnerable and reduce their resistance to it by 10%</text:span></text:p>
      <text:p text:style-name="P22"><text:span text:style-name="T26"/></text:p>
      <text:p text:style-name="P24"><text:span text:style-name="T26">Incapacitate (</text:span><text:span text:style-name="T32">arcane)</text:span></text:p>
      <text:p text:style-name="P14" loext:marker-style-name="T8"><text:span text:style-name="T8">Lvl1: </text:span><text:span text:style-name="T13">Set a random affliction from Blind, Silence, Clumsy, Overcharge or Restrain </text:span><text:span text:style-name="T8"><text:line-break/>Lvl2: </text:span><text:span text:style-name="T13">Set a random affliction from Blind, Silence, Clumsy, Overcharge, Restrain or Stun</text:span></text:p>
      <text:p text:style-name="P14" loext:marker-style-name="T8"><text:span text:style-name="T8">Lvl3: </text:span><text:span text:style-name="T13">Set 2 random afflictions from Blind, Silence, Clumsy, Overcharge, Restrain or Stun</text:span></text:p>
      <text:p text:style-name="P14" loext:marker-style-name="T8"><text:span text:style-name="T8">Lvl4: </text:span><text:span text:style-name="T13">Set 3 random afflictions from Blind, Silence, Clumsy, Overcharge, Restrain or Stun</text:span></text:p>
      <text:p text:style-name="P22"><text:span text:style-name="T13">Lvl5: Set 4 random afflictions from Blind, Silence, Clumsy, Overcharge, Restrain or Stun</text:span></text:p>
      <text:p text:style-name="P22"><text:span text:style-name="T13"/></text:p>
      <text:p text:style-name="P22"><text:span text:style-name="T13">Dominate</text:span><text:span text:style-name="T8"> (</text:span><text:span text:style-name="T6">eldritch</text:span><text:span text:style-name="T2">)</text:span></text:p>
      <text:p text:style-name="P14" loext:marker-style-name="T8"><text:span text:style-name="T8">Lvl1: </text:span><text:span text:style-name="T13">Use the last spell or skill your enemy used against them</text:span><text:span text:style-name="T8"><text:line-break/>Lvl2: </text:span><text:span text:style-name="T13">Use the last spell or skill your enemy used against them, 5% chance to seal it</text:span></text:p>
      <text:p text:style-name="P14" loext:marker-style-name="T8"><text:span text:style-name="T8">Lvl3: </text:span><text:span text:style-name="T13">Use the last spell or skill your enemy used against them, 20% chance to seal it</text:span></text:p>
      <text:p text:style-name="P14" loext:marker-style-name="T8"><text:span text:style-name="T8">Lvl4: </text:span><text:span text:style-name="T13">Use the last spell or skill your enemy used against them, 30% chance to seal it</text:span></text:p>
      <text:p text:style-name="P22"><text:span text:style-name="T8">Lvl5: </text:span><text:span text:style-name="T13">Use the last spell or skill your enemy used against them, 40% chance to seal it</text:span></text:p>
      <text:p text:style-name="P22"><text:span text:style-name="T26"/></text:p>
      <text:p text:style-name="P24"><text:span text:style-name="T26">Ravage mind (</text:span><text:span text:style-name="T32">eldritch)<text:line-break/></text:span><text:span text:style-name="T26">Lvl1: </text:span><text:span text:style-name="T33">Deal X damage. If the enemy attacks next turn, they take 10% of the damage dealt back as thorns</text:span></text:p>
      <text:p text:style-name="P23"><text:span text:style-name="T27">Lvl</text:span><text:span text:style-name="T33">2</text:span><text:span text:style-name="T27">: </text:span><text:span text:style-name="T33">Deal X damage. If the enemy attacks next turn, they take 10% of the damage dealt back as thorns</text:span></text:p>
      <text:p text:style-name="P23"><text:span text:style-name="T27">Lvl</text:span><text:span text:style-name="T33">3</text:span><text:span text:style-name="T27">: </text:span><text:span text:style-name="T33">Deal X damage. If the enemy attacks next turn, they take 15% of the damage dealt back as thorns</text:span></text:p>
      <text:p text:style-name="P23"><text:span text:style-name="T27">Lvl</text:span><text:span text:style-name="T33">4</text:span><text:span text:style-name="T27">: </text:span><text:span text:style-name="T33">Deal X damage. If the enemy attacks next turn, they take 20% of the damage dealt back as thorns</text:span></text:p>
      <text:p text:style-name="P23"><text:span text:style-name="T27">Lvl</text:span><text:span text:style-name="T33">5</text:span><text:span text:style-name="T27">: </text:span><text:span text:style-name="T33">Deal X damage. If the enemy attacks next turn, they take 25% of the damage dealt back as thorns</text:span></text:p>
      <text:p text:style-name="P23"><text:span text:style-name="T33"/></text:p>
      <text:p text:style-name="P23"><text:span text:style-name="T29">Psionic </text:span><text:span text:style-name="T30">rituals:</text:span></text:p>
      <text:p text:style-name="P23"><text:span text:style-name="T30"/></text:p>
      <text:p text:style-name="P27"><text:span text:style-name="T24">Mirror Image</text:span><text:span text:style-name="T23"> (</text:span><text:span text:style-name="T37">arcane</text:span><text:span text:style-name="T36">)</text:span></text:p>
      <text:p text:style-name="P15" loext:marker-style-name="T8"><text:span text:style-name="T8">Lvl1: </text:span><text:span text:style-name="T14">Create illusions of you to confuse attackers</text:span><text:span text:style-name="T8">. </text:span><text:span text:style-name="T14">The next attack that hits you misses. Lasts 8 hours.</text:span><text:span text:style-name="T8"> Misshap: </text:span><text:span text:style-name="T14">Take X damage</text:span><text:span text:style-name="T8"><text:line-break/>Lvl2: </text:span><text:span text:style-name="T14">Create illusions of you to confuse attackers. The next attack that hits you misses. Lasts 12 hours. Misshap: Take X damage</text:span><text:span text:style-name="T8"><text:line-break/>Lvl3: </text:span><text:span text:style-name="T14">Create illusions of you to confuse attackers. The next two attacks that hit you miss. Lasts 12 hours. Misshap: Take X damage</text:span><text:span text:style-name="T8"><text:line-break/>Lvl4: </text:span><text:span text:style-name="T14">Create illusions of you to confuse attackers. The next three attacks that hit you miss. Lasts 12 </text:span><text:soft-page-break/><text:span text:style-name="T14">hours. Misshap: Take X damage</text:span></text:p>
      <text:p text:style-name="P15" loext:marker-style-name="T1"><text:span text:style-name="T8">Lvl5: </text:span><text:span text:style-name="T10"><text:s/></text:span><text:span text:style-name="T14">Create illusions of you to confuse attackers. The next four attacks that hit you miss. Lasts 12 hours. Misshap: Take X damage</text:span></text:p>
      <text:p text:style-name="P23"><text:span text:style-name="T33"/></text:p>
      <text:p text:style-name="P27"><text:span text:style-name="T24">Conceal</text:span><text:span text:style-name="T23"> (</text:span><text:span text:style-name="T37">arcane</text:span><text:span text:style-name="T36">)</text:span></text:p>
      <text:p text:style-name="P15" loext:marker-style-name="T8"><text:span text:style-name="T8">Lvl1: </text:span><text:span text:style-name="T14">Hide</text:span><text:span text:style-name="T8"> your camp, reducing chance of ambushes. </text:span><text:span text:style-name="T14">If you are ambushed, you always go first. </text:span><text:span text:style-name="T8">Lasts </text:span><text:span text:style-name="T14">3</text:span><text:span text:style-name="T8"> hours. Misshap: Call enemy to your location<text:line-break/>Lvl2: </text:span><text:span text:style-name="T14">Hide</text:span><text:span text:style-name="T8"> your camp, reducing chance of ambushes. </text:span><text:span text:style-name="T14">If you are ambushed, you always go first. </text:span><text:span text:style-name="T8">Lasts </text:span><text:span text:style-name="T14">4</text:span><text:span text:style-name="T8"> hours. Misshap: Call enemy to your location<text:line-break/>Lvl3: </text:span><text:span text:style-name="T14">Hide</text:span><text:span text:style-name="T8"> your camp, reducing chance of ambushes. </text:span><text:span text:style-name="T14">If you are ambushed, you always go first. </text:span><text:span text:style-name="T8">Lasts </text:span><text:span text:style-name="T14">5</text:span><text:span text:style-name="T8"> hours. Misshap: Call enemy to your location<text:line-break/>Lvl4: <text:s/></text:span><text:span text:style-name="T14">Hide</text:span><text:span text:style-name="T8"> your camp, reducing chance of ambushes. </text:span><text:span text:style-name="T14">If you are ambushed, you always go first. </text:span><text:span text:style-name="T8">Lasts </text:span><text:span text:style-name="T14">6</text:span><text:span text:style-name="T8"> hours. Misshap: Call enemy to your location</text:span></text:p>
      <text:p text:style-name="P15"><text:span text:style-name="T18">Lvl5: Hide your camp, reducing chance of ambushes. If you are ambushed, you always go first. Lasts 8 hours. Misshap: Call enemy to your location</text:span></text:p>
      <text:p text:style-name="P15"><text:span text:style-name="T18"/></text:p>
      <text:p text:style-name="P25"><text:span text:style-name="T18">F</text:span><text:span text:style-name="T17">ace of Horror (</text:span><text:span text:style-name="T7">Eldritch</text:span><text:span text:style-name="T17">)</text:span></text:p>
      <text:p text:style-name="P15" loext:marker-style-name="T8"><text:span text:style-name="T8">Lvl1: </text:span><text:span text:style-name="T14">Transform your face into a hideous form</text:span><text:span text:style-name="T8">. </text:span><text:span text:style-name="T14">Enemies that attack you have a 30% chance of being blinded.</text:span><text:span text:style-name="T8"> Misshap: </text:span><text:span text:style-name="T14">Blind yourself</text:span><text:span text:style-name="T8"><text:line-break/>Lvl2: </text:span><text:span text:style-name="T14">Transform your face into a hideous form</text:span><text:span text:style-name="T8">. </text:span><text:span text:style-name="T14">Enemies that attack you have a 35% chance of being blinded.</text:span><text:span text:style-name="T8"> Misshap: </text:span><text:span text:style-name="T14">Blind yourself</text:span><text:span text:style-name="T8"><text:line-break/>Lvl3: </text:span><text:span text:style-name="T14">Transform your face into a hideous form</text:span><text:span text:style-name="T8">. </text:span><text:span text:style-name="T14">Enemies that attack you have a 40% chance of being blinded and neutralized.</text:span><text:span text:style-name="T8"> Misshap: </text:span><text:span text:style-name="T14">Blind yourself</text:span><text:span text:style-name="T8"><text:line-break/>Lvl</text:span><text:span text:style-name="T15">4</text:span><text:span text:style-name="T8">: </text:span><text:span text:style-name="T14">Transform your face into a hideous form</text:span><text:span text:style-name="T8">. </text:span><text:span text:style-name="T14">Enemies that attack you have a 45% chance of being blinded and neutralized.</text:span><text:span text:style-name="T8"> Misshap: </text:span><text:span text:style-name="T14">Blind yourself</text:span></text:p>
      <text:p text:style-name="P15" loext:marker-style-name="T8"><text:span text:style-name="T18">Lvl</text:span><text:span text:style-name="T19">5</text:span><text:span text:style-name="T18">: Transform your face into a hideous form. Enemies that attack you have a </text:span><text:span text:style-name="T19">5</text:span><text:span text:style-name="T18">0% chance of being blinded and neutralized. Misshap: Blind yourself</text:span></text:p>
      <text:p text:style-name="P15"><text:span text:style-name="T18"/></text:p>
      <text:p text:style-name="P26"><text:span text:style-name="T19">From Beyond</text:span><text:span text:style-name="T17"> (</text:span><text:span text:style-name="T7">Eldritch</text:span><text:span text:style-name="T17">)</text:span></text:p>
      <text:p text:style-name="P16" loext:marker-style-name="T8"><text:span text:style-name="T8">Lvl1: </text:span><text:span text:style-name="T15">Permanently modify yourself in unknowable ways (Can increase or reduce ANY stat permanently. At higher levels, the odds and amount of good results increase)</text:span><text:span text:style-name="T8"><text:line-break/></text:span></text:p>
      <text:p text:style-name="P15"><text:span text:style-name="T18"/></text:p>
      <text:p text:style-name="P15"><text:span text:style-name="T34"><text:line-break/></text:span><text:span text:style-name="T31">Transmutation:</text:span><text:span text:style-name="T21"><text:line-break/></text:span><text:span text:style-name="T25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1T19:03:53.633000000</dc:date>
    <meta:editing-duration>PT27M36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13" meta:paragraph-count="207" meta:word-count="6024" meta:character-count="34353" meta:non-whitespace-character-count="28506"/>
  </office:meta>
</office:document-meta>
</file>